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onfliktlösungsleiter"/>Konfliktlösungsleiter<text:bookmark-end text:name="konfliktlösungslei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4/conflict-resolution-ladder" office:name=""><text:span text:style-name="Definition">https://blueprint.ecohubs.community/de/articles/rcos-templates/layer-4/conflict-resolution-ladd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4 — Konflikt, Wiedergutmachung &amp; Rechenschaftspflich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1-conflict-classification" office:name=""><text:span text:style-name="Definition">§6.1</text:span></text:a>, <text:a xlink:type="simple" xlink:href="https://blueprint.ecohubs.community/de/articles/rcos-core/v0-1/layer-4-conflict-repair-accountability#62-resolution-pathways" office:name=""><text:span text:style-name="Definition">§6.2</text:span></text:a>, <text:a xlink:type="simple" xlink:href="https://blueprint.ecohubs.community/de/articles/rcos-core/v0-1/layer-4-conflict-repair-accountability#63-safeguards" office:name=""><text:span text:style-name="Definition">§6.3</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konfliktklassifizierung"/>Konfliktklassifizierung<text:bookmark-end text:name="konfliktklassifizierung"/></text:h>
      <text:p text:style-name="First_20_paragraph"><text:span text:style-name="T2">RCOS-Klauseln: </text:span><text:a xlink:type="simple" xlink:href="https://blueprint.ecohubs.community/de/articles/rcos-core/v0-1/layer-4-conflict-repair-accountability#61-conflict-classification" office:name=""><text:span text:style-name="Definition"><text:span text:style-name="T2">6.1.1</text:span></text:span></text:a><text:span text:style-name="T2">, </text:span><text:a xlink:type="simple" xlink:href="https://blueprint.ecohubs.community/de/articles/rcos-core/v0-1/layer-4-conflict-repair-accountability#61-conflict-classification" office:name=""><text:span text:style-name="Definition"><text:span text:style-name="T2">6.1.2</text:span></text:span></text:a><text:span text:style-name="T2">, </text:span><text:a xlink:type="simple" xlink:href="https://blueprint.ecohubs.community/de/articles/rcos-core/v0-1/layer-4-conflict-repair-accountability#61-conflict-classification" office:name=""><text:span text:style-name="Definition"><text:span text:style-name="T2">6.1.3</text:span></text:span></text:a><text:span text:style-name="T2">, </text:span><text:a xlink:type="simple" xlink:href="https://blueprint.ecohubs.community/de/articles/rcos-core/v0-1/layer-4-conflict-repair-accountability#61-conflict-classification" office:name=""><text:span text:style-name="Definition"><text:span text:style-name="T2">6.1.4</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3"><text:span text:style-name="T1">Begründung — Warum Konflikte überhaupt klassifizieren</text:span></text:p>
      <text:p text:style-name="P3">Ohne benannte Klassen wird jeder Streit gleich behandelt — oder schlimmer noch, je nach beteiligter Person unterschiedlich. Explizite Klassen legen den Einstiegspunkt, das Reaktionsfenster und den Dokumentationsaufwand von vornherein fest, sodass sicherheitskritische Angelegenheiten nicht stillschweigend über ein freundliches Gespräch abgehandelt und geringfügige Reibungen nicht zu einer formellen Überprüfung aufgebauscht werden können.</text:p>
      <text:p text:style-name="P4"><text:span text:style-name="T1">Anleitung — Wie du das ausfüllst</text:span></text:p>
      <text:p text:style-name="P4">Lege für jede Klasse die Eintrittskriterien, die Einstiegsstufe in der Leiter, das anfängliche Reaktionsfenster und den Dokumentationsaufwand fes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Klasse</text:p>
            </table:table-cell>
            <table:table-cell table:style-name="TableHeaderRowCell" office:value-type="string">
              <text:p text:style-name="Table_20_Heading">Eintrittskriterien</text:p>
            </table:table-cell>
            <table:table-cell table:style-name="TableHeaderRowCell" office:value-type="string">
              <text:p text:style-name="Table_20_Heading">Einstiegspunkt</text:p>
            </table:table-cell>
            <table:table-cell table:style-name="TableHeaderRowCell" office:value-type="string">
              <text:p text:style-name="Table_20_Heading">Anfängliches Reaktionsfenster</text:p>
            </table:table-cell>
            <table:table-cell table:style-name="TableHeaderRowCell" office:value-type="string">
              <text:p text:style-name="Table_20_Heading">Dokumentatio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tufe 1&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Rollenausübung&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Governance-Proze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thischer / Pflichtverstos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glaubhaftes Sicherheitsrisiko, Nötigung, Missbrauch oder Drohungen&gt;</text:span></text:p>
          </table:table-cell>
          <table:table-cell table:style-name="TableRowCell" office:value-type="string">
            <text:p text:style-name="Table_20_Contents"><text:span text:style-name="T2">&lt;überspringt frühere Stufen&gt;</text:span></text:p>
          </table:table-cell>
          <table:table-cell table:style-name="TableRowCell" office:value-type="string">
            <text:p text:style-name="Table_20_Contents"/>
          </table:table-cell>
          <table:table-cell table:style-name="TableRowCell" office:value-type="string">
            <text:p text:style-name="Table_20_Contents"><text:span text:style-name="T2">&lt;ab Eingang; sofortiges Handeln erlaubt&gt;</text:span></text:p>
          </table:table-cell>
        </table:table-row>
      </table:table>
      <text:p text:style-name="P5">Sicherheitskritische Konflikte setzen Teilnahmerechte, Rollenkontinuität und betriebliche Zweckmässigkeit ausser Kraft.</text:p>
      <text:h text:style-name="Heading_20_2" text:outline-level="2"><text:bookmark-start text:name="stufen-der-lösungsleiter"/>Stufen der Lösungsleiter<text:bookmark-end text:name="stufen-der-lösungsleiter"/></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1</text:span></text:span></text:a><text:span text:style-name="T2">, </text:span><text:a xlink:type="simple" xlink:href="https://blueprint.ecohubs.community/de/articles/rcos-core/v0-1/layer-4-conflict-repair-accountability#62-resolution-pathways" office:name=""><text:span text:style-name="Definition"><text:span text:style-name="T2">6.2.2</text:span></text:span></text:a><text:span text:style-name="T2">, </text:span><text:a xlink:type="simple" xlink:href="https://blueprint.ecohubs.community/de/articles/rcos-core/v0-1/layer-4-conflict-repair-accountability#62-resolution-pathways" office:name=""><text:span text:style-name="Definition"><text:span text:style-name="T2">6.2.3</text:span></text:span></text:a><text:span text:style-name="T2">, </text:span><text:a xlink:type="simple" xlink:href="https://blueprint.ecohubs.community/de/articles/rcos-core/v0-1/layer-4-conflict-repair-accountability#62-resolution-pathways" office:name=""><text:span text:style-name="Definition"><text:span text:style-name="T2">6.2.4</text:span></text:span></text:a><text:span text:style-name="T2">,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6"><text:span text:style-name="T1">Begründung — Warum eine abgestufte Leiter statt eines einzigen Prozesses</text:span></text:p>
      <text:p text:style-name="P6">Die meisten Konflikte sind niedrigschwellig und lassen sich am besten zwischen den Beteiligten lösen; alles in eine formelle Überprüfung zu zwingen würde Vertrauen zerstören und das Governance-System überfluten. Eine Leiter passt den Prozessaufwand an das Streitgewicht an — zuerst ein privates Gespräch, dann ein moderierter Dialog, eine schriftliche Dokumentation nur bei Bedarf, eine Governance-Abstimmung nur wenn alles andere scheitert. Ausserdem wird die Eskalation zu einem strukturellen Recht, statt einem Gefallen, der von der Person mit der meisten sozialen Macht gewährt wird.</text:p>
      <text:p text:style-name="P7"><text:span text:style-name="T1">Anleitung — Wie du das ausfüllst</text:span></text:p>
      <text:p text:style-name="P7">Definiere jede Leiterstufe: wer beteiligt ist, was passiert, das Zeitfenster und die Eskalationsregel. Halte die frühen Stufen leicht und vertraulich; reserviere die formelle Überprüfung für spätere Stufen.</text:p>
      <text:list text:style-name="L3">
        <text:list-item>
          <text:p text:style-name="P8"><text:span text:style-name="T1">Direktes Gespräch</text:span> — <text:span text:style-name="T2">&lt;Parteien versuchen, die Sache privat zu klären; Zeitfenster; Ergebnisregeln.&gt;</text:span></text:p>
        </text:list-item>
        <text:list-item>
          <text:p text:style-name="P8"><text:span text:style-name="T1">Moderierter Dialog</text:span> — <text:span text:style-name="T2">&lt;Moderator*in leitet das Gespräch; Vertraulichkeit; Zeitfenster; Ergebnisregeln.&gt;</text:span></text:p>
        </text:list-item>
        <text:list-item>
          <text:p text:style-name="P8"><text:span text:style-name="T1">Rechenschafts-Eingang</text:span> — <text:span text:style-name="T2">&lt;formelle schriftliche Dokumentation wird eröffnet; Eingaben; Zeitfenster; Ergebnisregeln.&gt;</text:span></text:p>
        </text:list-item>
        <text:list-item>
          <text:p text:style-name="P8"><text:span text:style-name="T1">Rechenschafts-Überprüfung</text:span> — <text:span text:style-name="T2">&lt;strukturierte Überprüfung; beide Parteien anwesend; schriftliche Empfehlung; Zeitfenster; Ergebnisregeln.&gt;</text:span></text:p>
        </text:list-item>
        <text:list-item>
          <text:p text:style-name="P8"><text:span text:style-name="T1">Governance-Entscheidung</text:span> — <text:span text:style-name="T2">&lt;minimalnotwendige Offenlegung gegenüber Vollmitgliedern; Beratungsfrist; Abstimmungsverfahren und Schwellenwert.&gt;</text:span></text:p>
        </text:list-item>
        <text:list-item>
          <text:p text:style-name="P8"><text:span text:style-name="T1">Trennungsprozess</text:span> — <text:span text:style-name="T2">&lt;koordiniert mit dem Austritts- &amp; Trennungsprotokoll; Mindest-Sperrfrist für erneute Bewerbung.&gt;</text:span></text:p>
        </text:list-item>
      </text:list>
      <text:h text:style-name="Heading_20_2" text:outline-level="2"><text:bookmark-start text:name="nichtreaktion-rückzug-und-pattsituation"/>Nichtreaktion, Rückzug und Pattsituation<text:bookmark-end text:name="nichtreaktion-rückzug-und-pattsituation"/></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p>
      <text:p text:style-name="P9"><text:span text:style-name="T1">Begründung — Was verhindert, dass ein Prozess durch Schweigen sabotiert wird</text:span></text:p>
      <text:p text:style-name="P9">Der einfachste Weg, jeden Rechenschaftsprozess auszuhebeln, ist ihn zu ignorieren. Wenn Nichtreaktion, Rückzug oder Pattsituation die Angelegenheit einfriert, trägt die geschädigte Partei die Kosten der Untätigkeit. Explizite Regeln für jeden Ausfallmodus verwandeln Schweigen in einen dokumentierten Eskalationsauslöser statt in ein Veto.</text:p>
      <text:p text:style-name="P10"><text:span text:style-name="T1">Anleitung — Wie du das ausfüllst</text:span></text:p>
      <text:p text:style-name="P10">Definiere, wie Nichtreaktion, Rückzug während des Prozesses, Pattsituationen und Verfahrensfehler behandelt werden. Jeder Fall sollte einen dokumentierten Eskalationspfad haben.</text:p>
      <text:p text:style-name="First_20_paragraph"><text:span text:style-name="T1">Wenn eine Partei nicht innerhalb des definierten Zeitfensters reagiert:</text:span></text:p>
      <text:list text:style-name="L4">
        <text:list-item>
          <text:p text:style-name="P11"><text:span text:style-name="T2">&lt;Folgebenachrichtigung; zusätzliche Nachfrist; Behandlung anhaltenden Schweigens als Nichtlösung; Eskalationsregel.&gt;</text:span></text:p>
        </text:list-item>
      </text:list>
      <text:p text:style-name="First_20_paragraph"><text:span text:style-name="T1">Wenn eine Partei sich während des Prozesses zurückzieht:</text:span></text:p>
      <text:list text:style-name="L5">
        <text:list-item>
          <text:p text:style-name="P12"><text:span text:style-name="T2">&lt;Mitteilung über den Rückzug; Option für die andere Partei, den Fall abzuschliessen oder eine schriftliche Zusammenfassung anzufordern; Eskalationsregel für offene Rechenschaftsfragen.&gt;</text:span></text:p>
        </text:list-item>
      </text:list>
      <text:p text:style-name="First_20_paragraph"><text:span text:style-name="T1">Pattsituation (alle Lösungsversuche ausgeschöpft):</text:span></text:p>
      <text:list text:style-name="L6">
        <text:list-item>
          <text:p text:style-name="P13"><text:span text:style-name="T2">&lt;Dokumentation der Pattsituation; Eskalation zur Governance-Entscheidung.&gt;</text:span></text:p>
        </text:list-item>
      </text:list>
      <text:p text:style-name="First_20_paragraph"><text:span text:style-name="T1">Überprüfung bei Verfahrensfehlern:</text:span></text:p>
      <text:list text:style-name="L7">
        <text:list-item>
          <text:p text:style-name="P14"><text:span text:style-name="T2">&lt;Wie Verfahrenseinwände erhoben werden; wo sie protokolliert werden; Auslöser für eine Überprüfung dieses Artefakts gemäss dem Änderungsprotokoll.&gt;</text:span></text:p>
        </text:list-item>
      </text:list>
      <text:p text:style-name="Horizontal_20_Line"/>
      <text:h text:style-name="Heading_20_2" text:outline-level="2"><text:bookmark-start text:name="auswahl-und-ersetzung-der-moderation"/>Auswahl und Ersetzung der Moderation<text:bookmark-end text:name="auswahl-und-ersetzung-der-moderatio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3</text:span></text:span></text:a></text:p>
      <text:p text:style-name="P15"><text:span text:style-name="T1">Begründung — Warum festlegen, wie die Moderation ausgewählt oder ersetzt wird</text:span></text:p>
      <text:p text:style-name="P15">Eine moderierende Person, die selbst in den Konflikt verwickelt ist — oder sozial einer Partei nahesteht — kann den Prozess nicht fair führen, egal wie gut ihre Absichten sind. Auswahl- und Ersetzungsregeln vorab festzulegen bedeutet, dass die betroffene Partei nicht um ein neutrales Verfahren kämpfen muss, während sie ohnehin unter Stress steht.</text:p>
      <text:p text:style-name="P16"><text:span text:style-name="T1">Anleitung — Wie du das ausfüllst</text:span></text:p>
      <text:p text:style-name="P16">Lege die standardmässige Moderationsrolle fest, die Regel für den Fall, dass die moderierende Person selbst Partei ist, das Ablehnungsrecht und eine optionale externe Moderation.</text:p>
      <text:list text:style-name="L8">
        <text:list-item>
          <text:p text:style-name="P17"><text:span text:style-name="T2">&lt;Standard-Moderationsrolle gemäss dem Rollenverzeichnis.&gt;</text:span></text:p>
        </text:list-item>
        <text:list-item>
          <text:p text:style-name="P17"><text:span text:style-name="T2">&lt;Regel für den Fall, dass die moderierende Person selbst Partei ist — Auswahl einer neutralen Vertretung.&gt;</text:span></text:p>
        </text:list-item>
        <text:list-item>
          <text:p text:style-name="P17"><text:span text:style-name="T2">&lt;Recht jeder Partei, eine moderierende Person bei festgestelltem Interessenkonflikt abzulehnen.&gt;</text:span></text:p>
        </text:list-item>
        <text:list-item>
          <text:p text:style-name="P17"/>
        </text:list-item>
      </text:list>
      <text:h text:style-name="Heading_20_2" text:outline-level="2"><text:bookmark-start text:name="datenschutz-und-informationszugangsgrenzen"/>Datenschutz und Informationszugangsgrenzen<text:bookmark-end text:name="datenschutz-und-informationszugangsgrenzen"/></text:h>
      <text:p text:style-name="First_20_paragraph"><text:span text:style-name="T2">RCOS-Klauseln: </text:span><text:a xlink:type="simple" xlink:href="https://blueprint.ecohubs.community/de/articles/rcos-core/v0-1/layer-4-conflict-repair-accountability#65-artifacts" office:name=""><text:span text:style-name="Definition"><text:span text:style-name="T2">6.5.3</text:span></text:span></text:a></text:p>
      <text:p text:style-name="P18"><text:span text:style-name="T1">Begründung — Warum den Informationsfluss so streng begrenzen</text:span></text:p>
      <text:p text:style-name="P18">Konfliktakten enthalten das sensibelste Material, über das die Gemeinschaft verfügt. Durchsickern, Klatsch oder beiläufige Weitergabe verursachen Folgeschäden und schrecken vor zukünftigen Meldungen ab. Explizite Grenzen — was bei den Parteien bleibt, was die Vollmitglieder erfahren und wann Akten vernichtet werden — machen Vertraulichkeit durchsetzbar statt nur wünschenswert.</text:p>
      <text:p text:style-name="P19"><text:span text:style-name="T1">Anleitung — Wie du das ausfüllst</text:span></text:p>
      <text:p text:style-name="P19">Lege fest, welche Stufen vollständig vertraulich sind, welche Mindestinformationen in der Governance-Stufe offengelegt werden dürfen, die Aufbewahrungsfrist und die Verschwiegenheitspflicht.</text:p>
      <text:list text:style-name="L9">
        <text:list-item>
          <text:p text:style-name="P20"><text:span text:style-name="T2">&lt;Stufen 1–4: vollständig vertraulich; nur Parteien und Moderation haben Zugang zu den Akten.&gt;</text:span></text:p>
        </text:list-item>
        <text:list-item>
          <text:p text:style-name="P20"><text:span text:style-name="T2">&lt;Stufen 5–6: minimalnotwendige Informationen werden den Vollmitgliedern offengelegt; Parteien werden vor der Offenlegung benachrichtigt. Definiere, was „minimalnotwendig“ bedeutet.&gt;</text:span></text:p>
        </text:list-item>
        <text:list-item>
          <text:p text:style-name="P20"><text:span text:style-name="T2">&lt;Aufbewahrung: wer die Akten verwahrt, für wie lange, danach Vernichtung.&gt;</text:span></text:p>
        </text:list-item>
        <text:list-item>
          <text:p text:style-name="P20"><text:span text:style-name="T2">&lt;Verschwiegenheit: kein</text:span><text:span text:style-name="T2">e Teilnehmer</text:span><text:span text:style-name="T2">in darf Informationen über den Prozess ausserhalb der definierten Beteiligten ohne schriftliche Zustimmung aller Parteien weitergeben.&gt;</text:span></text:p>
        </text:list-item>
      </text:list>
      <text:h text:style-name="Heading_20_2" text:outline-level="2"><text:bookmark-start text:name="schutzmassnahmen"/>Schutzmassnahmen<text:bookmark-end text:name="schutzmassnahme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2</text:span></text:span></text:a><text:span text:style-name="T2">, </text:span><text:a xlink:type="simple" xlink:href="https://blueprint.ecohubs.community/de/articles/rcos-core/v0-1/layer-4-conflict-repair-accountability#63-safeguards" office:name=""><text:span text:style-name="Definition"><text:span text:style-name="T2">6.3.3</text:span></text:span></text:a><text:span text:style-name="T2">, </text:span><text:a xlink:type="simple" xlink:href="https://blueprint.ecohubs.community/de/articles/rcos-core/v0-1/layer-4-conflict-repair-accountability#63-safeguards" office:name=""><text:span text:style-name="Definition"><text:span text:style-name="T2">6.3.4</text:span></text:span></text:a><text:span text:style-name="T2">, </text:span><text:a xlink:type="simple" xlink:href="https://blueprint.ecohubs.community/de/articles/rcos-core/v0-1/layer-4-conflict-repair-accountability#63-safeguards" office:name=""><text:span text:style-name="Definition"><text:span text:style-name="T2">6.3.5</text:span></text:span></text:a></text:p>
      <text:p text:style-name="P21"><text:span text:style-name="T1">Begründung — Warum gibt es Schutzmassnahmen zusätzlich zur Leiter</text:span></text:p>
      <text:p text:style-name="P21">Ein Prozess allein schützt nicht die Partei mit weniger Macht. Vergeltung, böswillige Beschwerden, befangene Moderation und ungeprüfte Sicherheitsrisiken können ein ansonsten gutes Verfahren aushebeln. Schutzmassnahmen sind die Sicherheitsnetze, die die Leiter funktionsfähig halten, wenn Anreize gegen ehrliche Meldungen wirken.</text:p>
      <text:p text:style-name="P22"><text:span text:style-name="T1">Anleitung — Wie du das ausfüllst</text:span></text:p>
      <text:p text:style-name="P22">Lege für jede Schutzmassnahme die Regel und die Konsequenz bei Verstoss fest. Fälle mit Machtgefälle benötigen einen eigenen Eingangskanal.</text:p>
      <text:list text:style-name="L10">
        <text:list-item>
          <text:p text:style-name="P23"><text:span text:style-name="T1">Vergeltungsschutz:</text:span> <text:span text:style-name="T2">&lt;Vergeltung gegen ein Mitglied, das in gutem Glauben einen Konflikt meldet, ist selbst Grund für ein Rechenschaftsverfahren.&gt;</text:span></text:p>
        </text:list-item>
        <text:list-item>
          <text:p text:style-name="P23"><text:span text:style-name="T1">Böswillige Beschwerden:</text:span> <text:span text:style-name="T2">&lt;Vorsätzlich falsche Beschwerden können ein Rechenschaftsverfahren gegen die beschwerdeführende Person auslösen.&gt;</text:span></text:p>
        </text:list-item>
        <text:list-item>
          <text:p text:style-name="P23"><text:span text:style-name="T1">Interessenkonflikt der Moderation:</text:span> </text:p>
        </text:list-item>
        <text:list-item>
          <text:p text:style-name="P23"><text:span text:style-name="T1">Prozesspause:</text:span> <text:span text:style-name="T2">&lt;Jede Partei darf den Prozess einmal für bis zu X Tage per schriftlicher Mitteilung pausieren.&gt;</text:span></text:p>
        </text:list-item>
        <text:list-item>
          <text:p text:style-name="P23"><text:span text:style-name="T1">Sicherheitskritische Sofortmassnahme:</text:span> <text:span text:style-name="T2">&lt;Die Moderation darf eine vorübergehende Zugangsbeschränkung bis zur Überprüfung empfehlen; Überprüfungsfenster.&gt;</text:span></text:p>
        </text:list-item>
        <text:list-item>
          <text:p text:style-name="P23"><text:span text:style-name="T1">Machtgefälle — separater Eingangskanal:</text:span> <text:span text:style-name="T2">&lt;Wenn ein Machtgefälle besteht, darf das betroffene Mitglied die Eingabe direkt an ein anderes Gremium als die standardmässige Moderation richten.&gt;</text:span></text:p>
        </text:list-item>
        <text:list-item>
          <text:p text:style-name="P23"><text:span text:style-name="T1">Rollensuspendierung während der Überprüfung:</text:span> <text:span text:style-name="T2">&lt;Vollmitglieder dürfen die delegierte Autorität einer Rolleninhaberin oder eines Rolleninhabers während der Überprüfung vorübergehend aussetzen, ohne dass dies einen erzwungenen Austritt darstellt.&gt;</text:span></text:p>
        </text:list-item>
      </text:list>
      <text:p text:style-name="Horizontal_20_Line"/>
      <text:h text:style-name="Heading_20_2" text:outline-level="2"><text:bookmark-start text:name="ratifizierungsprotokoll"/>Ratifizierungsprotokoll<text:bookmark-end text:name="ratifizierungsprotokoll"/></text:h>
      <text:list text:style-name="L11">
        <text:list-item>
          <text:p text:style-name="P24"><text:span text:style-name="T1">Angenommen:</text:span> </text:p>
        </text:list-item>
        <text:list-item>
          <text:p text:style-name="P24"><text:span text:style-name="T1">Entscheidungstyp:</text:span> Strategisch</text:p>
        </text:list-item>
        <text:list-item>
          <text:p text:style-name="P24"><text:span text:style-name="T1">Version:</text:span> </text:p>
        </text:list-item>
        <text:list-item>
          <text:p text:style-name="P2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Konfliktlösungsleiter</meta:user-defined>
  </office:meta>
</office:document-meta>
</file>